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Georgia" fo:font-size="14pt" officeooo:rsid="001150b1" officeooo:paragraph-rsid="001150b1" style:font-size-asian="14pt" style:font-size-complex="14pt"/>
    </style:style>
    <style:style style:name="P2" style:family="paragraph" style:parent-style-name="Standard">
      <style:text-properties style:font-name="Georgia" fo:font-size="14pt" officeooo:rsid="001150b1" officeooo:paragraph-rsid="001150b1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4pt" officeooo:rsid="001150b1" officeooo:paragraph-rsid="001150b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Lab 1 Explan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Georgia" fo:font-size="14pt" officeooo:rsid="001150b1" officeooo:paragraph-rsid="001150b1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eacon Steiner COSC30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4:58:00.555828286</meta:creation-date>
    <dc:date>2026-01-28T15:00:13.998255408</dc:date>
    <meta:editing-duration>PT2M14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6"/>
    <meta:generator>LibreOffice/24.2.7.2$Linux_X86_64 LibreOffice_project/420$Build-2</meta:generator>
  </office:meta>
</office:document-meta>
</file>